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00000029B61265836B78D78C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19cm" svg:height="7.481cm" svg:x="0.2cm" svg:y="0.219cm">
          <draw:image xlink:href="Pictures/10000000000005500000029B61265836B78D78C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59cm" fo:page-height="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8T08:11:25.628163424</meta:creation-date>
    <dc:date>2017-09-28T08:15:22.541027816</dc:date>
    <meta:editing-duration>PT3M57S</meta:editing-duration>
    <meta:editing-cycles>1</meta:editing-cycles>
    <meta:document-statistic meta:object-count="1"/>
    <meta:generator>LibreOffice/5.3.6.1$Linux_X86_64 LibreOffice_project/30m0$Build-1</meta:generator>
  </office:meta>
</office:document-meta>
</file>